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P1" style:family="paragraph" style:parent-style-name="Normal">
      <style:paragraph-properties fo:text-align="center"/>
    </style:style>
  </office:automatic-styles>
  <office:body>
    <office:text>
      <text:p text:style-name="P1">Training Ground</text:p>
      <text:p text:style-name="P1"/>
      <text:p text:style-name="Normal">The title is descriptive enough. Or is it? We're here to improve our writing, more precisely, our technical skills, as per 04P. That, is description enough.</text:p>
      <text:p text:style-name="Normal">We... have another way to implement this training ground. And, it is such that everyday practice is not only possible but was already accomplished in the past. In fact, although the streak was broken, it is still on-going. Our kanji, on Anki. It provides... everything. </text:p>
      <text:p text:style-name="Normal">Furthermore, I've googled figures of speech to get an idea of what more I can add to my arsenal, and I must say I was rather disappointed. They're so commonly used that a writer won't even realize they're using them, at least that's the case for me. Except for personification and metaphors. I don't use metaphors all that much (unless I do and don't realize it), but personification (and its equivalent for giving any one thing's properties to any one other) is my bread and butter, my workhorse. We're going off-topic. </text:p>
      <text:p text:style-name="Normal">But basically, Anki. It's got everything and so much more. This training ground will therefore be mothballed until a new use is found for it, or until we finish our kanji, a time I don't look forward to. With that being said, we are procrastinating a story that I was writing there. In fact, I came here because I came to realize how Anki can come into play as I wrote. Good, that's enough procrastination then. Let's go back. Let's make kanji bear the entire weight of our future again, because it was so much fun the first tim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